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bs" svg:font-family="'Liberation Sab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1.6402in"/>
    </style:style>
    <style:style style:name="co5" style:family="table-column">
      <style:table-column-properties fo:break-before="auto" style:column-width="1.5437in"/>
    </style:style>
    <style:style style:name="co6" style:family="table-column">
      <style:table-column-properties fo:break-before="auto" style:column-width="1.46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1.4146in"/>
    </style:style>
    <style:style style:name="co10" style:family="table-column">
      <style:table-column-properties fo:break-before="auto" style:column-width="1.6189in"/>
    </style:style>
    <style:style style:name="ro1" style:family="table-row">
      <style:table-row-properties style:row-height="0.7665in" fo:break-before="auto" style:use-optimal-row-height="false"/>
    </style:style>
    <style:style style:name="ro2" style:family="table-row">
      <style:table-row-properties style:row-height="1.4508in" fo:break-before="auto" style:use-optimal-row-height="false"/>
    </style:style>
    <style:style style:name="ro3" style:family="table-row">
      <style:table-row-properties style:row-height="1.2846in" fo:break-before="auto" style:use-optimal-row-height="false"/>
    </style:style>
    <style:style style:name="ro4" style:family="table-row">
      <style:table-row-properties style:row-height="1.4299in" fo:break-before="auto" style:use-optimal-row-height="false"/>
    </style:style>
    <style:style style:name="ro5" style:family="table-row">
      <style:table-row-properties style:row-height="1.4717in" fo:break-before="auto" style:use-optimal-row-height="false"/>
    </style:style>
    <style:style style:name="ro6" style:family="table-row">
      <style:table-row-properties style:row-height="1.4925in" fo:break-before="auto" style:use-optimal-row-height="false"/>
    </style:style>
    <style:style style:name="ro7" style:family="table-row">
      <style:table-row-properties style:row-height="1.3264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row table:style-name="ro1">
          <table:table-cell/>
          <table:table-cell table:style-name="ce1" office:value-type="string" calcext:value-type="string">
            <text:p>Übersichtsanzeige</text:p>
          </table:table-cell>
          <table:table-cell/>
          <table:table-cell table:style-name="ce1" office:value-type="string" calcext:value-type="string">
            <text:p>Routenansicht</text:p>
          </table:table-cell>
          <table:table-cell table:style-name="ce1" office:value-type="string" calcext:value-type="string">
            <text:p>Restaurant</text:p>
          </table:table-cell>
          <table:table-cell/>
          <table:table-cell table:style-name="ce1" office:value-type="string" calcext:value-type="string">
            <text:p>Aktivitäten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Release 1</text:p>
            <text:p>Iteration 1</text:p>
          </table:table-cell>
          <table:table-cell office:value-type="string" calcext:value-type="string">
            <text:p><text:span text:style-name="T3">Übersicht über die verschiedenen Serviceoptionen an Bord, wie Restaurants, Bars, Unterhaltungsmöglichkeiten, Wellnessbereiche und Aktivitäten</text:span><text:span text:style-name="T4"> anzeigt und über einen </text:span><text:span text:style-name="T4">Touchscreen bedient wird</text:span>.</text:p>
          </table:table-cell>
          <table:table-cell table:style-name="ce2" office:value-type="string" calcext:value-type="string">
            <text:p>Ein Teil der Route (z.B. Nächste Haltestelle) sollte auch auf dem Übersichtsbildschirm angezeigt werden</text:p>
          </table:table-cell>
          <table:table-cell table:style-name="ce2" office:value-type="string" calcext:value-type="string">
            <text:p>Der Benutzer kann den Routenplan des Schiffes einsehen, der die aktuelle Position, die geplante Route und voraussichtliche Ankunftszeiten anzeigt.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<text:span text:style-name="T1">Release 1</text:span></text:p>
            <text:p><text:span text:style-name="T1">Iteration 2</text:span></text:p>
          </table:table-cell>
          <table:table-cell office:value-type="string" calcext:value-type="string">
            <text:p>Sie sollte in der Lage sein, wichtige Notfallinformationen und Anweisungen im Falle eines Notfalls anzuzeigen. Notfall-Modus, der eine Vollbild-Warnung anzeigt und die Bedienung blockiert</text:p>
          </table:table-cell>
          <table:table-cell table:number-columns-repeated="2"/>
          <table:table-cell table:style-name="ce2" office:value-type="string" calcext:value-type="string">
            <text:p>Der Benutzer kann auf die Restaurantoption klicken, um das Menü anzuzeigen. Die Anzeige sollte Bilder, Beschreibungen und Preise der Gerichte im Menü anzeigen.</text:p>
          </table:table-cell>
          <table:table-cell table:style-name="ce4"/>
          <table:table-cell table:style-name="ce2" office:value-type="string" calcext:value-type="string">
            <text:p>Es sollte eine Möglichkeit geben, Wetterinformationen, Seegangs- und Ausflugsinformationen anzuzeige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<text:span text:style-name="T1">Relase 2</text:span></text:p>
            <text:p><text:span text:style-name="T1">Iteration 3</text:span></text:p>
          </table:table-cell>
          <table:table-cell table:style-name="ce3" office:value-type="string" calcext:value-type="string">
            <text:p>Die Anzeige sollte die Sprache (Deutsch/Englisch) umschalten können um die Bedürfnisse internationaler Passagiere zu erfüllen. </text:p>
          </table:table-cell>
          <table:table-cell table:number-columns-repeated="2"/>
          <table:table-cell table:style-name="ce3" office:value-type="string" calcext:value-type="string">
            <text:p>Die Anzeige sollte in Echtzeit die Verfügbarkeit der Tische im Restaurant anzeigen und dem Benutzer ermöglichen, verfügbare Zeiten auszuwählen.</text:p>
          </table:table-cell>
          <table:table-cell table:style-name="ce2" office:value-type="string" calcext:value-type="string">
            <text:p>Beim Reservieren eines Tisches im Restaurant kann der Benutzer das Datum, die Uhrzeit, die Anzahl der Personen und besondere Anforderungen angeben.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<text:span text:style-name="T1">Release 2</text:span></text:p>
            <text:p><text:span text:style-name="T1">Iteration 4</text:span></text:p>
          </table:table-cell>
          <table:table-cell table:style-name="Default"/>
          <table:table-cell/>
          <table:table-cell table:style-name="ce2" office:value-type="string" calcext:value-type="string">
            <text:p>Die Haltestellen auf dem Routenplan sollten nicht nur als Liste, sondern auch auf einer Karte angezeigt werden können</text:p>
          </table:table-cell>
          <table:table-cell table:style-name="ce2" office:value-type="string" calcext:value-type="string">
            <text:p>Der Benutzer kann Gerichte auswählen, die er bestellen möchte, und die Anzeige sollte die Bestellung an das Restaurant weiterleiten.</text:p>
          </table:table-cell>
          <table:table-cell table:style-name="ce2" office:value-type="string" calcext:value-type="string">
            <text:p>Die Anzeige sollte eine Bestätigung der Reservierung und der Bestellung anzeigen.</text:p>
          </table:table-cell>
          <table:table-cell table:style-name="ce5" office:value-type="string" calcext:value-type="string">
            <text:p>Das Terminal zeigt Interessante Freizeitaktivitäten auf dem Schiff an</text:p>
          </table:table-cell>
          <table:table-cell table:number-columns-repeated="7"/>
        </table:table-row>
        <table:table-row table:style-name="ro6">
          <table:table-cell table:style-name="ce1" office:value-type="string" calcext:value-type="string">
            <text:p>Release 3</text:p>
            <text:p>Iteration 5</text:p>
          </table:table-cell>
          <table:table-cell office:value-type="string" calcext:value-type="string">
            <text:p>Als Schiffspersonal möchte ich eine Administrator-Schnittstelle haben, um Inhalte auf der Anzeige zu aktualisieren, Notfallinformationen zu senden und technische Probleme zu überwachen und zu beheben.</text:p>
          </table:table-cell>
          <table:table-cell table:number-columns-repeated="2"/>
          <table:table-cell table:style-name="ce2" office:value-type="string" calcext:value-type="string">
            <text:p>Der Benutzer kann jederzeit zuvor getätigte Reservierungen und Bestellungen einsehen und gegebenenfalls stornieren oder ändern.</text:p>
          </table:table-cell>
          <table:table-cell table:style-name="ce2" office:value-type="string" calcext:value-type="string">
            <text:p>Die Anzeige sollte mit einem Zahlungssystem integriert sein, das es den Benutzern ermöglicht, ihre Restaurantrechnung direkt über die Anzeige zu begleichen.</text:p>
          </table:table-cell>
          <table:table-cell table:number-columns-repeated="8"/>
        </table:table-row>
        <table:table-row table:style-name="ro7">
          <table:table-cell table:style-name="ce1" office:value-type="string" calcext:value-type="string">
            <text:p><text:span text:style-name="T2">Release 3</text:span></text:p>
            <text:p><text:span text:style-name="T2">Iteration 6</text:span></text:p>
          </table:table-cell>
          <table:table-cell office:value-type="string" calcext:value-type="string">
            <text:p>Hilfe-Funktion, die dem Benutzer zeigt, wie das Terminal bedient wird.</text:p>
          </table:table-cell>
          <table:table-cell table:style-name="ce2" office:value-type="string" calcext:value-type="string">
            <text:p>Aktuelle Nachrichen und Sportergebnisse vom Festland anzeigen</text:p>
          </table:table-cell>
          <table:table-cell table:style-name="ce3" office:value-type="string" calcext:value-type="string">
            <text:p>Neben der Kartenansicht sollte auch eine Zeitleiste verfügbar sein</text:p>
          </table:table-cell>
          <table:table-cell table:number-columns-repeated="2"/>
          <table:table-cell table:style-name="ce2" office:value-type="string" calcext:value-type="string">
            <text:p>Informationen zu Events und Sehenswürdigkeiten, die and den Stopps und am Zielort angeboten werde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bs" svg:font-family="'Liberation Sabs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4:31:25.034200863</meta:creation-date>
    <dc:date>2023-11-03T15:43:50.598672041</dc:date>
    <meta:editing-duration>PT35M51S</meta:editing-duration>
    <meta:editing-cycles>6</meta:editing-cycles>
    <meta:generator>LibreOffice/7.6.2.1$Linux_X86_64 LibreOffice_project/60$Build-1</meta:generator>
    <meta:document-statistic meta:table-count="1" meta:cell-count="30" meta:object-count="0"/>
  </office:meta>
</office:document-meta>
</file>